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59in" svg:height="3.5449in" svg:x="10.2169in" svg:y="1.8406in">
            <draw:object draw:notify-on-update-of-ranges="Sheet1.H188:Sheet1.H197 Sheet1.I188:Sheet1.I1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nk</text:p>
          </table:table-cell>
          <table:table-cell table:number-columns-repeated="7"/>
        </table:table-row>
        <table:table-row-group>
          <table:table-row-group table:display="false"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</table:table-row-group>
          <table:table-row table:style-name="ro1">
            <table:table-cell table:style-name="Result" office:value-type="string" calcext:value-type="string">
              <text:p>Dessert-1 Sum</text:p>
            </table:table-cell>
            <table:table-cell table:style-name="Result" table:formula="of:=SUBTOTAL(9;[.$B$2:.$B$18])" office:value-type="float" office:value="89" calcext:value-type="float">
              <text:p>89</text:p>
            </table:table-cell>
            <table:table-cell table:number-columns-repeated="7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10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</table:table-row-group>
          <table:table-row table:style-name="ro1">
            <table:table-cell table:style-name="Result" office:value-type="string" calcext:value-type="string">
              <text:p>Dessert-10 Sum</text:p>
            </table:table-cell>
            <table:table-cell table:style-name="Result" table:formula="of:=SUBTOTAL(9;[.$B$20:.$B$36])" office:value-type="float" office:value="83" calcext:value-type="float">
              <text:p>83</text:p>
            </table:table-cell>
            <table:table-cell table:number-columns-repeated="7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2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</table:table-row-group>
          <table:table-row table:style-name="ro1">
            <table:table-cell table:style-name="Result" office:value-type="string" calcext:value-type="string">
              <text:p>Dessert-2 Sum</text:p>
            </table:table-cell>
            <table:table-cell table:style-name="Result" table:formula="of:=SUBTOTAL(9;[.$B$38:.$B$54])" office:value-type="float" office:value="83" calcext:value-type="float">
              <text:p>83</text:p>
            </table:table-cell>
            <table:table-cell table:number-columns-repeated="7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3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</table:table-row-group>
          <table:table-row table:style-name="ro1">
            <table:table-cell table:style-name="Result" office:value-type="string" calcext:value-type="string">
              <text:p>Dessert-3 Sum</text:p>
            </table:table-cell>
            <table:table-cell table:style-name="Result" table:formula="of:=SUBTOTAL(9;[.$B$56:.$B$72])" office:value-type="float" office:value="149" calcext:value-type="float">
              <text:p>149</text:p>
            </table:table-cell>
            <table:table-cell table:number-columns-repeated="7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4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</table:table-row-group>
          <table:table-row table:style-name="ro1">
            <table:table-cell table:style-name="Result" office:value-type="string" calcext:value-type="string">
              <text:p>Dessert-4 Sum</text:p>
            </table:table-cell>
            <table:table-cell table:style-name="Result" table:formula="of:=SUBTOTAL(9;[.$B$74:.$B$90])" office:value-type="float" office:value="78" calcext:value-type="float">
              <text:p>78</text:p>
            </table:table-cell>
            <table:table-cell table:number-columns-repeated="7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5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</table:table-row-group>
          <table:table-row table:style-name="ro1">
            <table:table-cell table:style-name="Result" office:value-type="string" calcext:value-type="string">
              <text:p>Dessert-5 Sum</text:p>
            </table:table-cell>
            <table:table-cell table:style-name="Result" table:formula="of:=SUBTOTAL(9;[.$B$92:.$B$108])" office:value-type="float" office:value="100" calcext:value-type="float">
              <text:p>100</text:p>
            </table:table-cell>
            <table:table-cell table:number-columns-repeated="7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6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</table:table-row-group>
          <table:table-row table:style-name="ro1">
            <table:table-cell table:style-name="Result" office:value-type="string" calcext:value-type="string">
              <text:p>Dessert-6 Sum</text:p>
            </table:table-cell>
            <table:table-cell table:style-name="Result" table:formula="of:=SUBTOTAL(9;[.$B$110:.$B$126])" office:value-type="float" office:value="103" calcext:value-type="float">
              <text:p>103</text:p>
            </table:table-cell>
            <table:table-cell table:number-columns-repeated="7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7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</table:table-row-group>
          <table:table-row table:style-name="ro1">
            <table:table-cell table:style-name="Result" office:value-type="string" calcext:value-type="string">
              <text:p>Dessert-7 Sum</text:p>
            </table:table-cell>
            <table:table-cell table:style-name="Result" table:formula="of:=SUBTOTAL(9;[.$B$128:.$B$144])" office:value-type="float" office:value="80" calcext:value-type="float">
              <text:p>80</text:p>
            </table:table-cell>
            <table:table-cell table:number-columns-repeated="7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4" calcext:value-type="float">
                <text:p>4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6" calcext:value-type="float">
                <text:p>6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8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</table:table-row-group>
          <table:table-row table:style-name="ro1">
            <table:table-cell table:style-name="Result" office:value-type="string" calcext:value-type="string">
              <text:p>Dessert-8 Sum</text:p>
            </table:table-cell>
            <table:table-cell table:style-name="Result" table:formula="of:=SUBTOTAL(9;[.$B$146:.$B$162])" office:value-type="float" office:value="96" calcext:value-type="float">
              <text:p>96</text:p>
            </table:table-cell>
            <table:table-cell table:number-columns-repeated="7"/>
          </table:table-row>
          <table:table-row-group table:display="false"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1" calcext:value-type="float">
                <text:p>1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2" calcext:value-type="float">
                <text:p>2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3" calcext:value-type="float">
                <text:p>3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5" calcext:value-type="float">
                <text:p>5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7" calcext:value-type="float">
                <text:p>7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8" calcext:value-type="float">
                <text:p>8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9" calcext:value-type="float">
                <text:p>9</text:p>
              </table:table-cell>
              <table:table-cell table:number-columns-repeated="7"/>
            </table:table-row>
            <table:table-row table:style-name="ro1" table:visibility="collapse">
              <table:table-cell office:value-type="string" calcext:value-type="string">
                <text:p>Dessert-9</text:p>
              </table:table-cell>
              <table:table-cell office:value-type="float" office:value="10" calcext:value-type="float">
                <text:p>10</text:p>
              </table:table-cell>
              <table:table-cell table:number-columns-repeated="7"/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Dessert-9 Sum</text:p>
          </table:table-cell>
          <table:table-cell table:style-name="Result" table:formula="of:=SUBTOTAL(9;[.$B$164:.$B$180])"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table:style-name="Result" office:value-type="string" calcext:value-type="string">
            <text:p>Grand Sum</text:p>
          </table:table-cell>
          <table:table-cell table:style-name="Result" table:formula="of:=SUBTOTAL(9;[.$B$2:.$B$180])" office:value-type="float" office:value="935" calcext:value-type="float">
            <text:p>935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9 Sum</text:p>
          </table:table-cell>
          <table:table-cell table:style-name="Result" table:formula="of:=SUBTOTAL(9;[.$B$164:.$B$180])" office:value-type="float" office:value="74" calcext:value-type="float">
            <text:p>74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4 Sum</text:p>
          </table:table-cell>
          <table:table-cell table:style-name="Result" table:formula="of:=SUBTOTAL(9;[.$B$74:.$B$90])" office:value-type="float" office:value="78" calcext:value-type="float">
            <text:p>78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7 Sum</text:p>
          </table:table-cell>
          <table:table-cell table:style-name="Result" table:formula="of:=SUBTOTAL(9;[.$B$128:.$B$144])" office:value-type="float" office:value="80" calcext:value-type="float">
            <text:p>80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10 Sum</text:p>
          </table:table-cell>
          <table:table-cell table:style-name="Result" table:formula="of:=SUBTOTAL(9;[.$B$20:.$B$36])" office:value-type="float" office:value="83" calcext:value-type="float">
            <text:p>83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2 Sum</text:p>
          </table:table-cell>
          <table:table-cell table:style-name="Result" table:formula="of:=SUBTOTAL(9;[.$B$38:.$B$54])" office:value-type="float" office:value="83" calcext:value-type="float">
            <text:p>83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1 Sum</text:p>
          </table:table-cell>
          <table:table-cell table:style-name="Result" table:formula="of:=SUBTOTAL(9;[.$B$2:.$B$18])" office:value-type="float" office:value="89" calcext:value-type="float">
            <text:p>89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8 Sum</text:p>
          </table:table-cell>
          <table:table-cell table:style-name="Result" table:formula="of:=SUBTOTAL(9;[.$B$146:.$B$162])" office:value-type="float" office:value="96" calcext:value-type="float">
            <text:p>96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5 Sum</text:p>
          </table:table-cell>
          <table:table-cell table:style-name="Result" table:formula="of:=SUBTOTAL(9;[.$B$92:.$B$108])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6 Sum</text:p>
          </table:table-cell>
          <table:table-cell table:style-name="Result" table:formula="of:=SUBTOTAL(9;[.$B$110:.$B$126])" office:value-type="float" office:value="103" calcext:value-type="float">
            <text:p>103</text:p>
          </table:table-cell>
        </table:table-row>
        <table:table-row table:style-name="ro1">
          <table:table-cell table:number-columns-repeated="7"/>
          <table:table-cell table:style-name="Result" office:value-type="string" calcext:value-type="string">
            <text:p>Dessert-3 Sum</text:p>
          </table:table-cell>
          <table:table-cell table:style-name="Result" table:formula="of:=SUBTOTAL(9;[.$B$56:.$B$72])" office:value-type="float" office:value="149" calcext:value-type="float">
            <text:p>149</text:p>
          </table:table-cell>
        </table:table-row>
      </table:table>
      <table:named-expressions/>
      <table:database-ranges>
        <table:database-range table:name="__Anonymous_Sheet_DB__0" table:target-range-address="Sheet1.H187:Sheet1.I19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g</meta:initial-creator>
    <meta:creation-date>2024-11-28T15:29:51.080000000</meta:creation-date>
    <dc:date>2024-11-28T15:53:09.844000000</dc:date>
    <dc:creator>Greg</dc:creator>
    <meta:editing-duration>PT12M51S</meta:editing-duration>
    <meta:editing-cycles>1</meta:editing-cycles>
    <meta:document-statistic meta:table-count="1" meta:cell-count="386" meta:object-count="1"/>
    <meta:generator>LibreOffice/24.8.3.2$Windows_X86_64 LibreOffice_project/48a6bac9e7e268aeb4c3483fcf825c94556d9f92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8cm" svg:height="9.005cm" xlink:href=".." xlink:type="simple" chart:class="chart:bar" chart:style-name="ch1">
        <chart:legend chart:legend-position="end" svg:x="13.887cm" svg:y="4.203cm" style:legend-expansion="high" chart:style-name="ch2"/>
        <chart:plot-area chart:style-name="ch3" table:cell-range-address="Sheet1.H188:Sheet1.I197" chart:data-source-has-labels="column" svg:x="0.32cm" svg:y="0.18cm" svg:width="13.247cm" svg:height="8.645cm">
          <chart:coordinate-region svg:x="1.479cm" svg:y="0.379cm" svg:width="12.088cm" svg:height="6.157cm"/>
          <chart:axis chart:dimension="x" chart:name="primary-x" chart:style-name="ch4" chartooo:axis-type="auto">
            <chartooo:date-scale/>
            <chart:categories table:cell-range-address="Sheet1.H188:Sheet1.H1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8:Sheet1.I197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Dessert-9 Sum</text:p>
                <draw:g>
                  <svg:desc>Sheet1.H188:Sheet1.H197</svg:desc>
                </draw:g>
              </table:table-cell>
              <table:table-cell office:value-type="float" office:value="74">
                <text:p>74</text:p>
                <draw:g>
                  <svg:desc>Sheet1.I188:Sheet1.I197</svg:desc>
                </draw:g>
              </table:table-cell>
            </table:table-row>
            <table:table-row>
              <table:table-cell office:value-type="string">
                <text:p>Dessert-4 Sum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Dessert-7 Sum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Dessert-10 Sum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Dessert-2 Sum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Dessert-1 Sum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Dessert-8 Sum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Dessert-5 Su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essert-6 Sum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Dessert-3 Sum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